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c00000"/>
    </style:style>
    <style:style style:name="gr6" style:family="graphic" style:parent-style-name="standard">
      <style:graphic-properties draw:stroke="none" draw:fill="solid" draw:fill-color="#0070c0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solid" svg:stroke-width="0.037cm" svg:stroke-color="#ffffff" draw:stroke-linejoin="round" svg:stroke-linecap="round" draw:fill="solid" draw:fill-color="#f2f2f2" fo:padding-top="0.018cm" fo:padding-bottom="0.018cm" fo:padding-left="0.018cm" fo:padding-right="0.01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96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0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.87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3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c00000"/>
    </style:style>
    <style:style style:name="P5" style:family="paragraph">
      <loext:graphic-properties draw:fill="solid" draw:fill-color="#0070c0"/>
    </style:style>
    <style:style style:name="P6" style:family="paragraph">
      <loext:graphic-properties draw:fill="solid" draw:fill-color="#d9d9d9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solid" draw:fill-color="#f2f2f2"/>
    </style:style>
    <style:style style:name="T1" style:family="text">
      <style:text-properties fo:color="#1a1a1a" style:font-name="Helvetica1" fo:font-size="11pt" style:font-size-asian="11pt" style:font-name-complex="Helvetica1" style:font-size-complex="11pt"/>
    </style:style>
    <style:style style:name="T2" style:family="text">
      <style:text-properties fo:color="#4d4d4d" style:font-name="Helvetica1" fo:font-size="13pt" style:font-size-asian="13pt" style:font-name-complex="Helvetica1" style:font-size-complex="13pt"/>
    </style:style>
    <style:style style:name="T3" style:family="text">
      <style:text-properties fo:color="#4d4d4d" style:font-name="Helvetica1" fo:font-size="14pt" style:font-size-asian="14pt" style:font-name-complex="Helvetica1" style:font-size-complex="14pt"/>
    </style:style>
    <style:style style:name="T4" style:family="text">
      <style:text-properties fo:color="#000000" style:font-name="Helvetica1" fo:font-size="14pt" style:font-size-asian="14pt" style:font-name-complex="Helvetica1" style:font-size-complex="14pt"/>
    </style:style>
    <style:style style:name="T5" style:family="text">
      <style:text-properties fo:color="#000000" style:font-name="Helvetica1" fo:font-size="11pt" style:font-size-asian="11pt" style:font-name-complex="Helvetica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0.48cm" svg:height="17.78cm" svg:x="0cm" svg:y="0cm" svg:viewBox="0 0 30481 17781" draw:points="0,17781 30481,17781 30481,0 0,0">
          <text:p/>
        </draw:polygon>
        <draw:polygon draw:style-name="gr2" draw:text-style-name="P2" draw:layer="layout" svg:width="6.993cm" svg:height="6.657cm" svg:x="1.735cm" svg:y="0.874cm" svg:viewBox="0 0 6994 6658" draw:points="0,6658 6994,6658 6994,0 0,0">
          <text:p/>
        </draw:polygon>
        <draw:line draw:style-name="gr3" draw:text-style-name="P3" draw:layer="layout" svg:x1="1.735cm" svg:y1="6.472cm" svg:x2="8.728cm" svg:y2="6.472cm">
          <text:p/>
        </draw:line>
        <draw:line draw:style-name="gr3" draw:text-style-name="P3" draw:layer="layout" svg:x1="1.735cm" svg:y1="4.959cm" svg:x2="8.728cm" svg:y2="4.959cm">
          <text:p/>
        </draw:line>
        <draw:line draw:style-name="gr3" draw:text-style-name="P3" draw:layer="layout" svg:x1="1.735cm" svg:y1="3.446cm" svg:x2="8.728cm" svg:y2="3.446cm">
          <text:p/>
        </draw:line>
        <draw:line draw:style-name="gr3" draw:text-style-name="P3" draw:layer="layout" svg:x1="1.735cm" svg:y1="1.933cm" svg:x2="8.728cm" svg:y2="1.933cm">
          <text:p/>
        </draw:line>
        <draw:line draw:style-name="gr4" draw:text-style-name="P3" draw:layer="layout" svg:x1="1.735cm" svg:y1="7.229cm" svg:x2="8.728cm" svg:y2="7.229cm">
          <text:p/>
        </draw:line>
        <draw:line draw:style-name="gr4" draw:text-style-name="P3" draw:layer="layout" svg:x1="1.735cm" svg:y1="5.716cm" svg:x2="8.728cm" svg:y2="5.716cm">
          <text:p/>
        </draw:line>
        <draw:line draw:style-name="gr4" draw:text-style-name="P3" draw:layer="layout" svg:x1="1.735cm" svg:y1="4.202cm" svg:x2="8.728cm" svg:y2="4.202cm">
          <text:p/>
        </draw:line>
        <draw:line draw:style-name="gr4" draw:text-style-name="P3" draw:layer="layout" svg:x1="1.735cm" svg:y1="2.689cm" svg:x2="8.728cm" svg:y2="2.689cm">
          <text:p/>
        </draw:line>
        <draw:line draw:style-name="gr4" draw:text-style-name="P3" draw:layer="layout" svg:x1="1.735cm" svg:y1="1.176cm" svg:x2="8.728cm" svg:y2="1.176cm">
          <text:p/>
        </draw:line>
        <draw:line draw:style-name="gr4" draw:text-style-name="P3" draw:layer="layout" svg:x1="2.734cm" svg:y1="7.531cm" svg:x2="2.734cm" svg:y2="0.874cm">
          <text:p/>
        </draw:line>
        <draw:line draw:style-name="gr4" draw:text-style-name="P3" draw:layer="layout" svg:x1="4.399cm" svg:y1="7.531cm" svg:x2="4.399cm" svg:y2="0.874cm">
          <text:p/>
        </draw:line>
        <draw:line draw:style-name="gr4" draw:text-style-name="P3" draw:layer="layout" svg:x1="6.064cm" svg:y1="7.531cm" svg:x2="6.064cm" svg:y2="0.874cm">
          <text:p/>
        </draw:line>
        <draw:line draw:style-name="gr4" draw:text-style-name="P3" draw:layer="layout" svg:x1="7.729cm" svg:y1="7.531cm" svg:x2="7.729cm" svg:y2="0.874cm">
          <text:p/>
        </draw:line>
        <draw:polygon draw:style-name="gr5" draw:text-style-name="P4" draw:layer="layout" svg:width="1.498cm" svg:height="5.434cm" svg:x="1.985cm" svg:y="1.795cm" svg:viewBox="0 0 1499 5435" draw:points="0,5435 1499,5435 1499,0 0,0">
          <text:p/>
        </draw:polygon>
        <draw:polygon draw:style-name="gr6" draw:text-style-name="P5" draw:layer="layout" svg:width="1.498cm" svg:height="0.619cm" svg:x="1.985cm" svg:y="1.176cm" svg:viewBox="0 0 1499 620" draw:points="0,620 1499,620 1499,0 0,0">
          <text:p/>
        </draw:polygon>
        <draw:polygon draw:style-name="gr5" draw:text-style-name="P4" draw:layer="layout" svg:width="1.498cm" svg:height="5.137cm" svg:x="3.65cm" svg:y="2.092cm" svg:viewBox="0 0 1499 5138" draw:points="0,5138 1499,5138 1499,0 0,0">
          <text:p/>
        </draw:polygon>
        <draw:polygon draw:style-name="gr6" draw:text-style-name="P5" draw:layer="layout" svg:width="1.498cm" svg:height="0.916cm" svg:x="3.65cm" svg:y="1.176cm" svg:viewBox="0 0 1499 917" draw:points="0,917 1499,917 1499,0 0,0">
          <text:p/>
        </draw:polygon>
        <draw:polygon draw:style-name="gr5" draw:text-style-name="P4" draw:layer="layout" svg:width="1.498cm" svg:height="5.074cm" svg:x="5.315cm" svg:y="2.155cm" svg:viewBox="0 0 1499 5075" draw:points="0,5075 1499,5075 1499,0 0,0">
          <text:p/>
        </draw:polygon>
        <draw:polygon draw:style-name="gr6" draw:text-style-name="P5" draw:layer="layout" svg:width="1.498cm" svg:height="0.979cm" svg:x="5.315cm" svg:y="1.176cm" svg:viewBox="0 0 1499 980" draw:points="0,980 1499,980 1499,0 0,0">
          <text:p/>
        </draw:polygon>
        <draw:polygon draw:style-name="gr5" draw:text-style-name="P4" draw:layer="layout" svg:width="1.498cm" svg:height="4.65cm" svg:x="6.98cm" svg:y="2.579cm" svg:viewBox="0 0 1499 4651" draw:points="0,4651 1499,4651 1499,0 0,0">
          <text:p/>
        </draw:polygon>
        <draw:polygon draw:style-name="gr6" draw:text-style-name="P5" draw:layer="layout" svg:width="1.498cm" svg:height="1.402cm" svg:x="6.98cm" svg:y="1.177cm" svg:viewBox="0 0 1499 1403" draw:points="0,1403 1499,1403 1499,0 0,0">
          <text:p/>
        </draw:polygon>
        <draw:polygon draw:style-name="gr2" draw:text-style-name="P2" draw:layer="layout" svg:width="6.993cm" svg:height="6.658cm" svg:x="1.735cm" svg:y="8.405cm" svg:viewBox="0 0 6994 6659" draw:points="0,6659 6994,6659 6994,0 0,0">
          <text:p/>
        </draw:polygon>
        <draw:line draw:style-name="gr3" draw:text-style-name="P3" draw:layer="layout" svg:x1="1.735cm" svg:y1="14.003cm" svg:x2="8.728cm" svg:y2="14.003cm">
          <text:p/>
        </draw:line>
        <draw:line draw:style-name="gr3" draw:text-style-name="P3" draw:layer="layout" svg:x1="1.735cm" svg:y1="12.491cm" svg:x2="8.728cm" svg:y2="12.491cm">
          <text:p/>
        </draw:line>
        <draw:line draw:style-name="gr3" draw:text-style-name="P3" draw:layer="layout" svg:x1="1.735cm" svg:y1="10.978cm" svg:x2="8.728cm" svg:y2="10.978cm">
          <text:p/>
        </draw:line>
        <draw:line draw:style-name="gr3" draw:text-style-name="P3" draw:layer="layout" svg:x1="1.735cm" svg:y1="9.465cm" svg:x2="8.728cm" svg:y2="9.465cm">
          <text:p/>
        </draw:line>
        <draw:line draw:style-name="gr4" draw:text-style-name="P3" draw:layer="layout" svg:x1="1.735cm" svg:y1="14.76cm" svg:x2="8.728cm" svg:y2="14.76cm">
          <text:p/>
        </draw:line>
        <draw:line draw:style-name="gr4" draw:text-style-name="P3" draw:layer="layout" svg:x1="1.735cm" svg:y1="13.247cm" svg:x2="8.728cm" svg:y2="13.247cm">
          <text:p/>
        </draw:line>
        <draw:line draw:style-name="gr4" draw:text-style-name="P3" draw:layer="layout" svg:x1="1.735cm" svg:y1="11.734cm" svg:x2="8.728cm" svg:y2="11.734cm">
          <text:p/>
        </draw:line>
        <draw:line draw:style-name="gr4" draw:text-style-name="P3" draw:layer="layout" svg:x1="1.735cm" svg:y1="10.221cm" svg:x2="8.728cm" svg:y2="10.221cm">
          <text:p/>
        </draw:line>
        <draw:line draw:style-name="gr4" draw:text-style-name="P3" draw:layer="layout" svg:x1="1.735cm" svg:y1="8.708cm" svg:x2="8.728cm" svg:y2="8.708cm">
          <text:p/>
        </draw:line>
        <draw:line draw:style-name="gr4" draw:text-style-name="P3" draw:layer="layout" svg:x1="2.734cm" svg:y1="15.063cm" svg:x2="2.734cm" svg:y2="8.405cm">
          <text:p/>
        </draw:line>
        <draw:line draw:style-name="gr4" draw:text-style-name="P3" draw:layer="layout" svg:x1="4.399cm" svg:y1="15.063cm" svg:x2="4.399cm" svg:y2="8.405cm">
          <text:p/>
        </draw:line>
        <draw:line draw:style-name="gr4" draw:text-style-name="P3" draw:layer="layout" svg:x1="6.064cm" svg:y1="15.063cm" svg:x2="6.064cm" svg:y2="8.405cm">
          <text:p/>
        </draw:line>
        <draw:line draw:style-name="gr4" draw:text-style-name="P3" draw:layer="layout" svg:x1="7.729cm" svg:y1="15.063cm" svg:x2="7.729cm" svg:y2="8.405cm">
          <text:p/>
        </draw:line>
        <draw:polygon draw:style-name="gr5" draw:text-style-name="P4" draw:layer="layout" svg:width="1.498cm" svg:height="5.036cm" svg:x="1.985cm" svg:y="9.724cm" svg:viewBox="0 0 1499 5037" draw:points="0,5037 1499,5037 1499,0 0,0">
          <text:p/>
        </draw:polygon>
        <draw:polygon draw:style-name="gr6" draw:text-style-name="P5" draw:layer="layout" svg:width="1.498cm" svg:height="1.016cm" svg:x="1.985cm" svg:y="8.708cm" svg:viewBox="0 0 1499 1017" draw:points="0,1017 1499,1017 1499,0 0,0">
          <text:p/>
        </draw:polygon>
        <draw:polygon draw:style-name="gr5" draw:text-style-name="P4" draw:layer="layout" svg:width="1.498cm" svg:height="5.348cm" svg:x="3.65cm" svg:y="9.412cm" svg:viewBox="0 0 1499 5349" draw:points="0,5349 1499,5349 1499,0 0,0">
          <text:p/>
        </draw:polygon>
        <draw:polygon draw:style-name="gr6" draw:text-style-name="P5" draw:layer="layout" svg:width="1.498cm" svg:height="0.704cm" svg:x="3.65cm" svg:y="8.708cm" svg:viewBox="0 0 1499 705" draw:points="0,705 1499,705 1499,0 0,0">
          <text:p/>
        </draw:polygon>
        <draw:polygon draw:style-name="gr5" draw:text-style-name="P4" draw:layer="layout" svg:width="1.498cm" svg:height="4.511cm" svg:x="5.315cm" svg:y="10.249cm" svg:viewBox="0 0 1499 4512" draw:points="0,4512 1499,4512 1499,0 0,0">
          <text:p/>
        </draw:polygon>
        <draw:polygon draw:style-name="gr6" draw:text-style-name="P5" draw:layer="layout" svg:width="1.498cm" svg:height="1.54cm" svg:x="5.315cm" svg:y="8.708cm" svg:viewBox="0 0 1499 1541" draw:points="0,1541 1499,1541 1499,0 0,0">
          <text:p/>
        </draw:polygon>
        <draw:polygon draw:style-name="gr5" draw:text-style-name="P4" draw:layer="layout" svg:width="1.498cm" svg:height="4.949cm" svg:x="6.98cm" svg:y="9.811cm" svg:viewBox="0 0 1499 4950" draw:points="0,4950 1499,4950 1499,0 0,0">
          <text:p/>
        </draw:polygon>
        <draw:polygon draw:style-name="gr6" draw:text-style-name="P5" draw:layer="layout" svg:width="1.498cm" svg:height="1.102cm" svg:x="6.98cm" svg:y="8.708cm" svg:viewBox="0 0 1499 1103" draw:points="0,1103 1499,1103 1499,0 0,0">
          <text:p/>
        </draw:polygon>
        <draw:polygon draw:style-name="gr2" draw:text-style-name="P2" draw:layer="layout" svg:width="6.993cm" svg:height="6.657cm" svg:x="8.921cm" svg:y="0.874cm" svg:viewBox="0 0 6994 6658" draw:points="0,6658 6994,6658 6994,0 0,0">
          <text:p/>
        </draw:polygon>
        <draw:line draw:style-name="gr3" draw:text-style-name="P3" draw:layer="layout" svg:x1="8.921cm" svg:y1="6.472cm" svg:x2="15.914cm" svg:y2="6.472cm">
          <text:p/>
        </draw:line>
        <draw:line draw:style-name="gr3" draw:text-style-name="P3" draw:layer="layout" svg:x1="8.921cm" svg:y1="4.959cm" svg:x2="15.914cm" svg:y2="4.959cm">
          <text:p/>
        </draw:line>
        <draw:line draw:style-name="gr3" draw:text-style-name="P3" draw:layer="layout" svg:x1="8.921cm" svg:y1="3.446cm" svg:x2="15.914cm" svg:y2="3.446cm">
          <text:p/>
        </draw:line>
        <draw:line draw:style-name="gr3" draw:text-style-name="P3" draw:layer="layout" svg:x1="8.921cm" svg:y1="1.933cm" svg:x2="15.914cm" svg:y2="1.933cm">
          <text:p/>
        </draw:line>
        <draw:line draw:style-name="gr4" draw:text-style-name="P3" draw:layer="layout" svg:x1="8.921cm" svg:y1="7.229cm" svg:x2="15.914cm" svg:y2="7.229cm">
          <text:p/>
        </draw:line>
        <draw:line draw:style-name="gr4" draw:text-style-name="P3" draw:layer="layout" svg:x1="8.921cm" svg:y1="5.716cm" svg:x2="15.914cm" svg:y2="5.716cm">
          <text:p/>
        </draw:line>
        <draw:line draw:style-name="gr4" draw:text-style-name="P3" draw:layer="layout" svg:x1="8.921cm" svg:y1="4.202cm" svg:x2="15.914cm" svg:y2="4.202cm">
          <text:p/>
        </draw:line>
        <draw:line draw:style-name="gr4" draw:text-style-name="P3" draw:layer="layout" svg:x1="8.921cm" svg:y1="2.689cm" svg:x2="15.914cm" svg:y2="2.689cm">
          <text:p/>
        </draw:line>
        <draw:line draw:style-name="gr4" draw:text-style-name="P3" draw:layer="layout" svg:x1="8.921cm" svg:y1="1.176cm" svg:x2="15.914cm" svg:y2="1.176cm">
          <text:p/>
        </draw:line>
        <draw:line draw:style-name="gr4" draw:text-style-name="P3" draw:layer="layout" svg:x1="9.92cm" svg:y1="7.531cm" svg:x2="9.92cm" svg:y2="0.874cm">
          <text:p/>
        </draw:line>
        <draw:line draw:style-name="gr4" draw:text-style-name="P3" draw:layer="layout" svg:x1="11.585cm" svg:y1="7.531cm" svg:x2="11.585cm" svg:y2="0.874cm">
          <text:p/>
        </draw:line>
        <draw:line draw:style-name="gr4" draw:text-style-name="P3" draw:layer="layout" svg:x1="13.25cm" svg:y1="7.531cm" svg:x2="13.25cm" svg:y2="0.874cm">
          <text:p/>
        </draw:line>
        <draw:line draw:style-name="gr4" draw:text-style-name="P3" draw:layer="layout" svg:x1="14.915cm" svg:y1="7.531cm" svg:x2="14.915cm" svg:y2="0.874cm">
          <text:p/>
        </draw:line>
        <draw:polygon draw:style-name="gr5" draw:text-style-name="P4" draw:layer="layout" svg:width="1.499cm" svg:height="5.394cm" svg:x="9.171cm" svg:y="1.835cm" svg:viewBox="0 0 1500 5395" draw:points="0,5395 1500,5395 1500,0 0,0">
          <text:p/>
        </draw:polygon>
        <draw:polygon draw:style-name="gr6" draw:text-style-name="P5" draw:layer="layout" svg:width="1.499cm" svg:height="0.659cm" svg:x="9.171cm" svg:y="1.176cm" svg:viewBox="0 0 1500 660" draw:points="0,660 1500,660 1500,0 0,0">
          <text:p/>
        </draw:polygon>
        <draw:polygon draw:style-name="gr5" draw:text-style-name="P4" draw:layer="layout" svg:width="1.498cm" svg:height="4.786cm" svg:x="10.836cm" svg:y="2.443cm" svg:viewBox="0 0 1499 4787" draw:points="0,4787 1499,4787 1499,0 0,0">
          <text:p/>
        </draw:polygon>
        <draw:polygon draw:style-name="gr6" draw:text-style-name="P5" draw:layer="layout" svg:width="1.498cm" svg:height="1.266cm" svg:x="10.836cm" svg:y="1.176cm" svg:viewBox="0 0 1499 1267" draw:points="0,1267 1499,1267 1499,0 0,0">
          <text:p/>
        </draw:polygon>
        <draw:polygon draw:style-name="gr5" draw:text-style-name="P4" draw:layer="layout" svg:width="1.498cm" svg:height="5.016cm" svg:x="12.501cm" svg:y="2.213cm" svg:viewBox="0 0 1499 5017" draw:points="0,5017 1499,5017 1499,0 0,0">
          <text:p/>
        </draw:polygon>
        <draw:polygon draw:style-name="gr6" draw:text-style-name="P5" draw:layer="layout" svg:width="1.498cm" svg:height="1.036cm" svg:x="12.501cm" svg:y="1.176cm" svg:viewBox="0 0 1499 1037" draw:points="0,1037 1499,1037 1499,0 0,0">
          <text:p/>
        </draw:polygon>
        <draw:polygon draw:style-name="gr5" draw:text-style-name="P4" draw:layer="layout" svg:width="1.498cm" svg:height="4.18cm" svg:x="14.166cm" svg:y="3.049cm" svg:viewBox="0 0 1499 4181" draw:points="0,4181 1499,4181 1499,0 0,0">
          <text:p/>
        </draw:polygon>
        <draw:polygon draw:style-name="gr6" draw:text-style-name="P5" draw:layer="layout" svg:width="1.498cm" svg:height="1.872cm" svg:x="14.166cm" svg:y="1.176cm" svg:viewBox="0 0 1499 1873" draw:points="0,1873 1499,1873 1499,0 0,0">
          <text:p/>
        </draw:polygon>
        <draw:polygon draw:style-name="gr2" draw:text-style-name="P2" draw:layer="layout" svg:width="6.993cm" svg:height="6.658cm" svg:x="8.921cm" svg:y="8.405cm" svg:viewBox="0 0 6994 6659" draw:points="0,6659 6994,6659 6994,0 0,0">
          <text:p/>
        </draw:polygon>
        <draw:line draw:style-name="gr3" draw:text-style-name="P3" draw:layer="layout" svg:x1="8.921cm" svg:y1="14.003cm" svg:x2="15.914cm" svg:y2="14.003cm">
          <text:p/>
        </draw:line>
        <draw:line draw:style-name="gr3" draw:text-style-name="P3" draw:layer="layout" svg:x1="8.921cm" svg:y1="12.491cm" svg:x2="15.914cm" svg:y2="12.491cm">
          <text:p/>
        </draw:line>
        <draw:line draw:style-name="gr3" draw:text-style-name="P3" draw:layer="layout" svg:x1="8.921cm" svg:y1="10.978cm" svg:x2="15.914cm" svg:y2="10.978cm">
          <text:p/>
        </draw:line>
        <draw:line draw:style-name="gr3" draw:text-style-name="P3" draw:layer="layout" svg:x1="8.921cm" svg:y1="9.465cm" svg:x2="15.914cm" svg:y2="9.465cm">
          <text:p/>
        </draw:line>
        <draw:line draw:style-name="gr4" draw:text-style-name="P3" draw:layer="layout" svg:x1="8.921cm" svg:y1="14.76cm" svg:x2="15.914cm" svg:y2="14.76cm">
          <text:p/>
        </draw:line>
        <draw:line draw:style-name="gr4" draw:text-style-name="P3" draw:layer="layout" svg:x1="8.921cm" svg:y1="13.247cm" svg:x2="15.914cm" svg:y2="13.247cm">
          <text:p/>
        </draw:line>
        <draw:line draw:style-name="gr4" draw:text-style-name="P3" draw:layer="layout" svg:x1="8.921cm" svg:y1="11.734cm" svg:x2="15.914cm" svg:y2="11.734cm">
          <text:p/>
        </draw:line>
        <draw:line draw:style-name="gr4" draw:text-style-name="P3" draw:layer="layout" svg:x1="8.921cm" svg:y1="10.221cm" svg:x2="15.914cm" svg:y2="10.221cm">
          <text:p/>
        </draw:line>
        <draw:line draw:style-name="gr4" draw:text-style-name="P3" draw:layer="layout" svg:x1="8.921cm" svg:y1="8.708cm" svg:x2="15.914cm" svg:y2="8.708cm">
          <text:p/>
        </draw:line>
        <draw:line draw:style-name="gr4" draw:text-style-name="P3" draw:layer="layout" svg:x1="9.92cm" svg:y1="15.063cm" svg:x2="9.92cm" svg:y2="8.405cm">
          <text:p/>
        </draw:line>
        <draw:line draw:style-name="gr4" draw:text-style-name="P3" draw:layer="layout" svg:x1="11.585cm" svg:y1="15.063cm" svg:x2="11.585cm" svg:y2="8.405cm">
          <text:p/>
        </draw:line>
        <draw:line draw:style-name="gr4" draw:text-style-name="P3" draw:layer="layout" svg:x1="13.25cm" svg:y1="15.063cm" svg:x2="13.25cm" svg:y2="8.405cm">
          <text:p/>
        </draw:line>
        <draw:line draw:style-name="gr4" draw:text-style-name="P3" draw:layer="layout" svg:x1="14.915cm" svg:y1="15.063cm" svg:x2="14.915cm" svg:y2="8.405cm">
          <text:p/>
        </draw:line>
        <draw:polygon draw:style-name="gr5" draw:text-style-name="P4" draw:layer="layout" svg:width="1.499cm" svg:height="5.477cm" svg:x="9.171cm" svg:y="9.283cm" svg:viewBox="0 0 1500 5478" draw:points="0,5478 1500,5478 1500,0 0,0">
          <text:p/>
        </draw:polygon>
        <draw:polygon draw:style-name="gr6" draw:text-style-name="P5" draw:layer="layout" svg:width="1.499cm" svg:height="0.575cm" svg:x="9.171cm" svg:y="8.708cm" svg:viewBox="0 0 1500 576" draw:points="0,576 1500,576 1500,0 0,0">
          <text:p/>
        </draw:polygon>
        <draw:polygon draw:style-name="gr5" draw:text-style-name="P4" draw:layer="layout" svg:width="1.498cm" svg:height="5.771cm" svg:x="10.836cm" svg:y="8.989cm" svg:viewBox="0 0 1499 5772" draw:points="0,5772 1499,5772 1499,0 0,0">
          <text:p/>
        </draw:polygon>
        <draw:polygon draw:style-name="gr6" draw:text-style-name="P5" draw:layer="layout" svg:width="1.498cm" svg:height="0.281cm" svg:x="10.836cm" svg:y="8.708cm" svg:viewBox="0 0 1499 282" draw:points="0,282 1499,282 1499,0 0,0">
          <text:p/>
        </draw:polygon>
        <draw:polygon draw:style-name="gr5" draw:text-style-name="P4" draw:layer="layout" svg:width="1.498cm" svg:height="5.139cm" svg:x="12.501cm" svg:y="9.621cm" svg:viewBox="0 0 1499 5140" draw:points="0,5140 1499,5140 1499,0 0,0">
          <text:p/>
        </draw:polygon>
        <draw:polygon draw:style-name="gr6" draw:text-style-name="P5" draw:layer="layout" svg:width="1.498cm" svg:height="0.913cm" svg:x="12.501cm" svg:y="8.708cm" svg:viewBox="0 0 1499 914" draw:points="0,914 1499,914 1499,0 0,0">
          <text:p/>
        </draw:polygon>
        <draw:polygon draw:style-name="gr5" draw:text-style-name="P4" draw:layer="layout" svg:width="1.498cm" svg:height="5.591cm" svg:x="14.166cm" svg:y="9.169cm" svg:viewBox="0 0 1499 5592" draw:points="0,5592 1499,5592 1499,0 0,0">
          <text:p/>
        </draw:polygon>
        <draw:polygon draw:style-name="gr6" draw:text-style-name="P5" draw:layer="layout" svg:width="1.498cm" svg:height="0.461cm" svg:x="14.166cm" svg:y="8.708cm" svg:viewBox="0 0 1499 462" draw:points="0,462 1499,462 1499,0 0,0">
          <text:p/>
        </draw:polygon>
        <draw:polygon draw:style-name="gr2" draw:text-style-name="P2" draw:layer="layout" svg:width="6.993cm" svg:height="6.657cm" svg:x="16.107cm" svg:y="0.874cm" svg:viewBox="0 0 6994 6658" draw:points="0,6658 6994,6658 6994,0 0,0">
          <text:p/>
        </draw:polygon>
        <draw:line draw:style-name="gr3" draw:text-style-name="P3" draw:layer="layout" svg:x1="16.107cm" svg:y1="6.472cm" svg:x2="23.1cm" svg:y2="6.472cm">
          <text:p/>
        </draw:line>
        <draw:line draw:style-name="gr3" draw:text-style-name="P3" draw:layer="layout" svg:x1="16.107cm" svg:y1="4.959cm" svg:x2="23.1cm" svg:y2="4.959cm">
          <text:p/>
        </draw:line>
        <draw:line draw:style-name="gr3" draw:text-style-name="P3" draw:layer="layout" svg:x1="16.107cm" svg:y1="3.446cm" svg:x2="23.1cm" svg:y2="3.446cm">
          <text:p/>
        </draw:line>
        <draw:line draw:style-name="gr3" draw:text-style-name="P3" draw:layer="layout" svg:x1="16.107cm" svg:y1="1.933cm" svg:x2="23.1cm" svg:y2="1.933cm">
          <text:p/>
        </draw:line>
        <draw:line draw:style-name="gr4" draw:text-style-name="P3" draw:layer="layout" svg:x1="16.107cm" svg:y1="7.229cm" svg:x2="23.1cm" svg:y2="7.229cm">
          <text:p/>
        </draw:line>
        <draw:line draw:style-name="gr4" draw:text-style-name="P3" draw:layer="layout" svg:x1="16.107cm" svg:y1="5.716cm" svg:x2="23.1cm" svg:y2="5.716cm">
          <text:p/>
        </draw:line>
        <draw:line draw:style-name="gr4" draw:text-style-name="P3" draw:layer="layout" svg:x1="16.107cm" svg:y1="4.202cm" svg:x2="23.1cm" svg:y2="4.202cm">
          <text:p/>
        </draw:line>
        <draw:line draw:style-name="gr4" draw:text-style-name="P3" draw:layer="layout" svg:x1="16.107cm" svg:y1="2.689cm" svg:x2="23.1cm" svg:y2="2.689cm">
          <text:p/>
        </draw:line>
        <draw:line draw:style-name="gr4" draw:text-style-name="P3" draw:layer="layout" svg:x1="16.107cm" svg:y1="1.176cm" svg:x2="23.1cm" svg:y2="1.176cm">
          <text:p/>
        </draw:line>
        <draw:line draw:style-name="gr4" draw:text-style-name="P3" draw:layer="layout" svg:x1="17.106cm" svg:y1="7.531cm" svg:x2="17.106cm" svg:y2="0.874cm">
          <text:p/>
        </draw:line>
        <draw:line draw:style-name="gr4" draw:text-style-name="P3" draw:layer="layout" svg:x1="18.771cm" svg:y1="7.531cm" svg:x2="18.771cm" svg:y2="0.874cm">
          <text:p/>
        </draw:line>
        <draw:line draw:style-name="gr4" draw:text-style-name="P3" draw:layer="layout" svg:x1="20.436cm" svg:y1="7.531cm" svg:x2="20.436cm" svg:y2="0.874cm">
          <text:p/>
        </draw:line>
        <draw:line draw:style-name="gr4" draw:text-style-name="P3" draw:layer="layout" svg:x1="22.101cm" svg:y1="7.531cm" svg:x2="22.101cm" svg:y2="0.874cm">
          <text:p/>
        </draw:line>
        <draw:polygon draw:style-name="gr5" draw:text-style-name="P4" draw:layer="layout" svg:width="1.499cm" svg:height="5.199cm" svg:x="16.357cm" svg:y="2.03cm" svg:viewBox="0 0 1500 5200" draw:points="0,5200 1500,5200 1500,0 0,0">
          <text:p/>
        </draw:polygon>
        <draw:polygon draw:style-name="gr6" draw:text-style-name="P5" draw:layer="layout" svg:width="1.499cm" svg:height="0.854cm" svg:x="16.357cm" svg:y="1.176cm" svg:viewBox="0 0 1500 855" draw:points="0,855 1500,855 1500,0 0,0">
          <text:p/>
        </draw:polygon>
        <draw:polygon draw:style-name="gr5" draw:text-style-name="P4" draw:layer="layout" svg:width="1.498cm" svg:height="4.607cm" svg:x="18.022cm" svg:y="2.622cm" svg:viewBox="0 0 1499 4608" draw:points="0,4608 1499,4608 1499,0 0,0">
          <text:p/>
        </draw:polygon>
        <draw:polygon draw:style-name="gr6" draw:text-style-name="P5" draw:layer="layout" svg:width="1.498cm" svg:height="1.446cm" svg:x="18.022cm" svg:y="1.176cm" svg:viewBox="0 0 1499 1447" draw:points="0,1447 1499,1447 1499,0 0,0">
          <text:p/>
        </draw:polygon>
        <draw:polygon draw:style-name="gr5" draw:text-style-name="P4" draw:layer="layout" svg:width="1.499cm" svg:height="4.736cm" svg:x="19.687cm" svg:y="2.493cm" svg:viewBox="0 0 1500 4737" draw:points="0,4737 1500,4737 1500,0 0,0">
          <text:p/>
        </draw:polygon>
        <draw:polygon draw:style-name="gr6" draw:text-style-name="P5" draw:layer="layout" svg:width="1.499cm" svg:height="1.316cm" svg:x="19.687cm" svg:y="1.176cm" svg:viewBox="0 0 1500 1317" draw:points="0,1317 1500,1317 1500,0 0,0">
          <text:p/>
        </draw:polygon>
        <draw:polygon draw:style-name="gr5" draw:text-style-name="P4" draw:layer="layout" svg:width="1.498cm" svg:height="3.953cm" svg:x="21.352cm" svg:y="3.276cm" svg:viewBox="0 0 1499 3954" draw:points="0,3954 1499,3954 1499,0 0,0">
          <text:p/>
        </draw:polygon>
        <draw:polygon draw:style-name="gr6" draw:text-style-name="P5" draw:layer="layout" svg:width="1.498cm" svg:height="2.1cm" svg:x="21.352cm" svg:y="1.176cm" svg:viewBox="0 0 1499 2101" draw:points="0,2101 1499,2101 1499,0 0,0">
          <text:p/>
        </draw:polygon>
        <draw:polygon draw:style-name="gr2" draw:text-style-name="P2" draw:layer="layout" svg:width="6.993cm" svg:height="6.658cm" svg:x="16.107cm" svg:y="8.405cm" svg:viewBox="0 0 6994 6659" draw:points="0,6659 6994,6659 6994,0 0,0">
          <text:p/>
        </draw:polygon>
        <draw:line draw:style-name="gr3" draw:text-style-name="P3" draw:layer="layout" svg:x1="16.107cm" svg:y1="14.003cm" svg:x2="23.1cm" svg:y2="14.003cm">
          <text:p/>
        </draw:line>
        <draw:line draw:style-name="gr3" draw:text-style-name="P3" draw:layer="layout" svg:x1="16.107cm" svg:y1="12.491cm" svg:x2="23.1cm" svg:y2="12.491cm">
          <text:p/>
        </draw:line>
        <draw:line draw:style-name="gr3" draw:text-style-name="P3" draw:layer="layout" svg:x1="16.107cm" svg:y1="10.978cm" svg:x2="23.1cm" svg:y2="10.978cm">
          <text:p/>
        </draw:line>
        <draw:line draw:style-name="gr3" draw:text-style-name="P3" draw:layer="layout" svg:x1="16.107cm" svg:y1="9.465cm" svg:x2="23.1cm" svg:y2="9.465cm">
          <text:p/>
        </draw:line>
        <draw:line draw:style-name="gr4" draw:text-style-name="P3" draw:layer="layout" svg:x1="16.107cm" svg:y1="14.76cm" svg:x2="23.1cm" svg:y2="14.76cm">
          <text:p/>
        </draw:line>
        <draw:line draw:style-name="gr4" draw:text-style-name="P3" draw:layer="layout" svg:x1="16.107cm" svg:y1="13.247cm" svg:x2="23.1cm" svg:y2="13.247cm">
          <text:p/>
        </draw:line>
        <draw:line draw:style-name="gr4" draw:text-style-name="P3" draw:layer="layout" svg:x1="16.107cm" svg:y1="11.734cm" svg:x2="23.1cm" svg:y2="11.734cm">
          <text:p/>
        </draw:line>
        <draw:line draw:style-name="gr4" draw:text-style-name="P3" draw:layer="layout" svg:x1="16.107cm" svg:y1="10.221cm" svg:x2="23.1cm" svg:y2="10.221cm">
          <text:p/>
        </draw:line>
        <draw:line draw:style-name="gr4" draw:text-style-name="P3" draw:layer="layout" svg:x1="16.107cm" svg:y1="8.708cm" svg:x2="23.1cm" svg:y2="8.708cm">
          <text:p/>
        </draw:line>
        <draw:line draw:style-name="gr4" draw:text-style-name="P3" draw:layer="layout" svg:x1="17.106cm" svg:y1="15.063cm" svg:x2="17.106cm" svg:y2="8.405cm">
          <text:p/>
        </draw:line>
        <draw:line draw:style-name="gr4" draw:text-style-name="P3" draw:layer="layout" svg:x1="18.771cm" svg:y1="15.063cm" svg:x2="18.771cm" svg:y2="8.405cm">
          <text:p/>
        </draw:line>
        <draw:line draw:style-name="gr4" draw:text-style-name="P3" draw:layer="layout" svg:x1="20.436cm" svg:y1="15.063cm" svg:x2="20.436cm" svg:y2="8.405cm">
          <text:p/>
        </draw:line>
        <draw:line draw:style-name="gr4" draw:text-style-name="P3" draw:layer="layout" svg:x1="22.101cm" svg:y1="15.063cm" svg:x2="22.101cm" svg:y2="8.405cm">
          <text:p/>
        </draw:line>
        <draw:polygon draw:style-name="gr5" draw:text-style-name="P4" draw:layer="layout" svg:width="1.499cm" svg:height="5.345cm" svg:x="16.357cm" svg:y="9.415cm" svg:viewBox="0 0 1500 5346" draw:points="0,5346 1500,5346 1500,0 0,0">
          <text:p/>
        </draw:polygon>
        <draw:polygon draw:style-name="gr6" draw:text-style-name="P5" draw:layer="layout" svg:width="1.499cm" svg:height="0.707cm" svg:x="16.357cm" svg:y="8.708cm" svg:viewBox="0 0 1500 708" draw:points="0,708 1500,708 1500,0 0,0">
          <text:p/>
        </draw:polygon>
        <draw:polygon draw:style-name="gr5" draw:text-style-name="P4" draw:layer="layout" svg:width="1.498cm" svg:height="5.319cm" svg:x="18.022cm" svg:y="9.441cm" svg:viewBox="0 0 1499 5320" draw:points="0,5320 1499,5320 1499,0 0,0">
          <text:p/>
        </draw:polygon>
        <draw:polygon draw:style-name="gr6" draw:text-style-name="P5" draw:layer="layout" svg:width="1.498cm" svg:height="0.732cm" svg:x="18.022cm" svg:y="8.708cm" svg:viewBox="0 0 1499 733" draw:points="0,733 1499,733 1499,0 0,0">
          <text:p/>
        </draw:polygon>
        <draw:polygon draw:style-name="gr5" draw:text-style-name="P4" draw:layer="layout" svg:width="1.499cm" svg:height="4.944cm" svg:x="19.687cm" svg:y="9.816cm" svg:viewBox="0 0 1500 4945" draw:points="0,4945 1500,4945 1500,0 0,0">
          <text:p/>
        </draw:polygon>
        <draw:polygon draw:style-name="gr6" draw:text-style-name="P5" draw:layer="layout" svg:width="1.499cm" svg:height="1.108cm" svg:x="19.687cm" svg:y="8.708cm" svg:viewBox="0 0 1500 1109" draw:points="0,1109 1500,1109 1500,0 0,0">
          <text:p/>
        </draw:polygon>
        <draw:polygon draw:style-name="gr5" draw:text-style-name="P4" draw:layer="layout" svg:width="1.498cm" svg:height="4.908cm" svg:x="21.352cm" svg:y="9.852cm" svg:viewBox="0 0 1499 4909" draw:points="0,4909 1499,4909 1499,0 0,0">
          <text:p/>
        </draw:polygon>
        <draw:polygon draw:style-name="gr6" draw:text-style-name="P5" draw:layer="layout" svg:width="1.498cm" svg:height="1.144cm" svg:x="21.352cm" svg:y="8.708cm" svg:viewBox="0 0 1499 1145" draw:points="0,1145 1499,1145 1499,0 0,0">
          <text:p/>
        </draw:polygon>
        <draw:polygon draw:style-name="gr2" draw:text-style-name="P2" draw:layer="layout" svg:width="6.993cm" svg:height="6.657cm" svg:x="23.293cm" svg:y="0.874cm" svg:viewBox="0 0 6994 6658" draw:points="0,6658 6994,6658 6994,0 0,0">
          <text:p/>
        </draw:polygon>
        <draw:line draw:style-name="gr3" draw:text-style-name="P3" draw:layer="layout" svg:x1="23.293cm" svg:y1="6.472cm" svg:x2="30.286cm" svg:y2="6.472cm">
          <text:p/>
        </draw:line>
        <draw:line draw:style-name="gr3" draw:text-style-name="P3" draw:layer="layout" svg:x1="23.293cm" svg:y1="4.959cm" svg:x2="30.286cm" svg:y2="4.959cm">
          <text:p/>
        </draw:line>
        <draw:line draw:style-name="gr3" draw:text-style-name="P3" draw:layer="layout" svg:x1="23.293cm" svg:y1="3.446cm" svg:x2="30.286cm" svg:y2="3.446cm">
          <text:p/>
        </draw:line>
        <draw:line draw:style-name="gr3" draw:text-style-name="P3" draw:layer="layout" svg:x1="23.293cm" svg:y1="1.933cm" svg:x2="30.286cm" svg:y2="1.933cm">
          <text:p/>
        </draw:line>
        <draw:line draw:style-name="gr4" draw:text-style-name="P3" draw:layer="layout" svg:x1="23.293cm" svg:y1="7.229cm" svg:x2="30.286cm" svg:y2="7.229cm">
          <text:p/>
        </draw:line>
        <draw:line draw:style-name="gr4" draw:text-style-name="P3" draw:layer="layout" svg:x1="23.293cm" svg:y1="5.716cm" svg:x2="30.286cm" svg:y2="5.716cm">
          <text:p/>
        </draw:line>
        <draw:line draw:style-name="gr4" draw:text-style-name="P3" draw:layer="layout" svg:x1="23.293cm" svg:y1="4.202cm" svg:x2="30.286cm" svg:y2="4.202cm">
          <text:p/>
        </draw:line>
        <draw:line draw:style-name="gr4" draw:text-style-name="P3" draw:layer="layout" svg:x1="23.293cm" svg:y1="2.689cm" svg:x2="30.286cm" svg:y2="2.689cm">
          <text:p/>
        </draw:line>
        <draw:line draw:style-name="gr4" draw:text-style-name="P3" draw:layer="layout" svg:x1="23.293cm" svg:y1="1.176cm" svg:x2="30.286cm" svg:y2="1.176cm">
          <text:p/>
        </draw:line>
        <draw:line draw:style-name="gr4" draw:text-style-name="P3" draw:layer="layout" svg:x1="24.292cm" svg:y1="7.531cm" svg:x2="24.292cm" svg:y2="0.874cm">
          <text:p/>
        </draw:line>
        <draw:line draw:style-name="gr4" draw:text-style-name="P3" draw:layer="layout" svg:x1="25.957cm" svg:y1="7.531cm" svg:x2="25.957cm" svg:y2="0.874cm">
          <text:p/>
        </draw:line>
        <draw:line draw:style-name="gr4" draw:text-style-name="P3" draw:layer="layout" svg:x1="27.622cm" svg:y1="7.531cm" svg:x2="27.622cm" svg:y2="0.874cm">
          <text:p/>
        </draw:line>
        <draw:line draw:style-name="gr4" draw:text-style-name="P3" draw:layer="layout" svg:x1="29.287cm" svg:y1="7.531cm" svg:x2="29.287cm" svg:y2="0.874cm">
          <text:p/>
        </draw:line>
        <draw:polygon draw:style-name="gr5" draw:text-style-name="P4" draw:layer="layout" svg:width="1.499cm" svg:height="5.84cm" svg:x="23.543cm" svg:y="1.389cm" svg:viewBox="0 0 1500 5841" draw:points="0,5841 1500,5841 1500,0 0,0">
          <text:p/>
        </draw:polygon>
        <draw:polygon draw:style-name="gr6" draw:text-style-name="P5" draw:layer="layout" svg:width="1.499cm" svg:height="0.213cm" svg:x="23.543cm" svg:y="1.176cm" svg:viewBox="0 0 1500 214" draw:points="0,214 1500,214 1500,0 0,0">
          <text:p/>
        </draw:polygon>
        <draw:polygon draw:style-name="gr5" draw:text-style-name="P4" draw:layer="layout" svg:width="1.499cm" svg:height="5.721cm" svg:x="25.208cm" svg:y="1.508cm" svg:viewBox="0 0 1500 5722" draw:points="0,5722 1500,5722 1500,0 0,0">
          <text:p/>
        </draw:polygon>
        <draw:polygon draw:style-name="gr6" draw:text-style-name="P5" draw:layer="layout" svg:width="1.499cm" svg:height="0.332cm" svg:x="25.208cm" svg:y="1.176cm" svg:viewBox="0 0 1500 333" draw:points="0,333 1500,333 1500,0 0,0">
          <text:p/>
        </draw:polygon>
        <draw:polygon draw:style-name="gr5" draw:text-style-name="P4" draw:layer="layout" svg:width="1.499cm" svg:height="5.701cm" svg:x="26.873cm" svg:y="1.528cm" svg:viewBox="0 0 1500 5702" draw:points="0,5702 1500,5702 1500,0 0,0">
          <text:p/>
        </draw:polygon>
        <draw:polygon draw:style-name="gr6" draw:text-style-name="P5" draw:layer="layout" svg:width="1.499cm" svg:height="0.352cm" svg:x="26.873cm" svg:y="1.176cm" svg:viewBox="0 0 1500 353" draw:points="0,353 1500,353 1500,0 0,0">
          <text:p/>
        </draw:polygon>
        <draw:polygon draw:style-name="gr5" draw:text-style-name="P4" draw:layer="layout" svg:width="1.499cm" svg:height="5.511cm" svg:x="28.538cm" svg:y="1.718cm" svg:viewBox="0 0 1500 5512" draw:points="0,5512 1500,5512 1500,0 0,0">
          <text:p/>
        </draw:polygon>
        <draw:polygon draw:style-name="gr6" draw:text-style-name="P5" draw:layer="layout" svg:width="1.499cm" svg:height="0.541cm" svg:x="28.538cm" svg:y="1.176cm" svg:viewBox="0 0 1500 542" draw:points="0,542 1500,542 1500,0 0,0">
          <text:p/>
        </draw:polygon>
        <draw:polygon draw:style-name="gr2" draw:text-style-name="P2" draw:layer="layout" svg:width="6.993cm" svg:height="6.658cm" svg:x="23.293cm" svg:y="8.405cm" svg:viewBox="0 0 6994 6659" draw:points="0,6659 6994,6659 6994,0 0,0">
          <text:p/>
        </draw:polygon>
        <draw:line draw:style-name="gr3" draw:text-style-name="P3" draw:layer="layout" svg:x1="23.293cm" svg:y1="14.003cm" svg:x2="30.286cm" svg:y2="14.003cm">
          <text:p/>
        </draw:line>
        <draw:line draw:style-name="gr3" draw:text-style-name="P3" draw:layer="layout" svg:x1="23.293cm" svg:y1="12.491cm" svg:x2="30.286cm" svg:y2="12.491cm">
          <text:p/>
        </draw:line>
        <draw:line draw:style-name="gr3" draw:text-style-name="P3" draw:layer="layout" svg:x1="23.293cm" svg:y1="10.978cm" svg:x2="30.286cm" svg:y2="10.978cm">
          <text:p/>
        </draw:line>
        <draw:line draw:style-name="gr3" draw:text-style-name="P3" draw:layer="layout" svg:x1="23.293cm" svg:y1="9.465cm" svg:x2="30.286cm" svg:y2="9.465cm">
          <text:p/>
        </draw:line>
        <draw:line draw:style-name="gr4" draw:text-style-name="P3" draw:layer="layout" svg:x1="23.293cm" svg:y1="14.76cm" svg:x2="30.286cm" svg:y2="14.76cm">
          <text:p/>
        </draw:line>
        <draw:line draw:style-name="gr4" draw:text-style-name="P3" draw:layer="layout" svg:x1="23.293cm" svg:y1="13.247cm" svg:x2="30.286cm" svg:y2="13.247cm">
          <text:p/>
        </draw:line>
        <draw:line draw:style-name="gr4" draw:text-style-name="P3" draw:layer="layout" svg:x1="23.293cm" svg:y1="11.734cm" svg:x2="30.286cm" svg:y2="11.734cm">
          <text:p/>
        </draw:line>
        <draw:line draw:style-name="gr4" draw:text-style-name="P3" draw:layer="layout" svg:x1="23.293cm" svg:y1="10.221cm" svg:x2="30.286cm" svg:y2="10.221cm">
          <text:p/>
        </draw:line>
        <draw:line draw:style-name="gr4" draw:text-style-name="P3" draw:layer="layout" svg:x1="23.293cm" svg:y1="8.708cm" svg:x2="30.286cm" svg:y2="8.708cm">
          <text:p/>
        </draw:line>
        <draw:line draw:style-name="gr4" draw:text-style-name="P3" draw:layer="layout" svg:x1="24.292cm" svg:y1="15.063cm" svg:x2="24.292cm" svg:y2="8.405cm">
          <text:p/>
        </draw:line>
        <draw:line draw:style-name="gr4" draw:text-style-name="P3" draw:layer="layout" svg:x1="25.957cm" svg:y1="15.063cm" svg:x2="25.957cm" svg:y2="8.405cm">
          <text:p/>
        </draw:line>
        <draw:line draw:style-name="gr4" draw:text-style-name="P3" draw:layer="layout" svg:x1="27.622cm" svg:y1="15.063cm" svg:x2="27.622cm" svg:y2="8.405cm">
          <text:p/>
        </draw:line>
        <draw:line draw:style-name="gr4" draw:text-style-name="P3" draw:layer="layout" svg:x1="29.287cm" svg:y1="15.063cm" svg:x2="29.287cm" svg:y2="8.405cm">
          <text:p/>
        </draw:line>
        <draw:polygon draw:style-name="gr5" draw:text-style-name="P4" draw:layer="layout" svg:width="1.499cm" svg:height="5.225cm" svg:x="23.543cm" svg:y="9.535cm" svg:viewBox="0 0 1500 5226" draw:points="0,5226 1500,5226 1500,0 0,0">
          <text:p/>
        </draw:polygon>
        <draw:polygon draw:style-name="gr6" draw:text-style-name="P5" draw:layer="layout" svg:width="1.499cm" svg:height="0.827cm" svg:x="23.543cm" svg:y="8.708cm" svg:viewBox="0 0 1500 828" draw:points="0,828 1500,828 1500,0 0,0">
          <text:p/>
        </draw:polygon>
        <draw:polygon draw:style-name="gr5" draw:text-style-name="P4" draw:layer="layout" svg:width="1.499cm" svg:height="4.772cm" svg:x="26.873cm" svg:y="9.988cm" svg:viewBox="0 0 1500 4773" draw:points="0,4773 1500,4773 1500,0 0,0">
          <text:p/>
        </draw:polygon>
        <draw:polygon draw:style-name="gr6" draw:text-style-name="P5" draw:layer="layout" svg:width="1.499cm" svg:height="1.279cm" svg:x="26.873cm" svg:y="8.708cm" svg:viewBox="0 0 1500 1280" draw:points="0,1280 1500,1280 1500,0 0,0">
          <text:p/>
        </draw:polygon>
        <draw:polygon draw:style-name="gr7" draw:text-style-name="P6" draw:layer="layout" svg:width="6.993cm" svg:height="0.681cm" svg:x="1.735cm" svg:y="7.724cm" svg:viewBox="0 0 6994 682" draw:points="0,682 6994,682 6994,0 0,0">
          <text:p/>
        </draw:polygon>
        <draw:polygon draw:style-name="gr7" draw:text-style-name="P6" draw:layer="layout" svg:width="6.993cm" svg:height="0.681cm" svg:x="8.921cm" svg:y="7.724cm" svg:viewBox="0 0 6994 682" draw:points="0,682 6994,682 6994,0 0,0">
          <text:p/>
        </draw:polygon>
        <draw:frame draw:style-name="gr8" draw:text-style-name="P8" draw:layer="layout" svg:width="0.692cm" svg:height="0.56cm" svg:x="4.887cm" svg:y="7.759cm">
          <draw:text-box>
            <text:p text:style-name="P7"><text:span text:style-name="T1">K</text:span><text:span text:style-name="T1">2</text:span><text:span text:style-name="T1">0</text:span></text:p>
          </draw:text-box>
        </draw:frame>
        <draw:polygon draw:style-name="gr7" draw:text-style-name="P6" draw:layer="layout" svg:width="6.993cm" svg:height="0.681cm" svg:x="16.107cm" svg:y="7.724cm" svg:viewBox="0 0 6994 682" draw:points="0,682 6994,682 6994,0 0,0">
          <text:p/>
        </draw:polygon>
        <draw:frame draw:style-name="gr8" draw:text-style-name="P8" draw:layer="layout" svg:width="1.124cm" svg:height="0.56cm" svg:x="11.857cm" svg:y="7.759cm">
          <draw:text-box>
            <text:p text:style-name="P7"><text:span text:style-name="T1">TitanX</text:span></text:p>
          </draw:text-box>
        </draw:frame>
        <draw:polygon draw:style-name="gr7" draw:text-style-name="P6" draw:layer="layout" svg:width="6.993cm" svg:height="0.681cm" svg:x="23.293cm" svg:y="7.724cm" svg:viewBox="0 0 6994 682" draw:points="0,682 6994,682 6994,0 0,0">
          <text:p/>
        </draw:polygon>
        <draw:frame draw:style-name="gr8" draw:text-style-name="P8" draw:layer="layout" svg:width="1.124cm" svg:height="0.56cm" svg:x="19.043cm" svg:y="7.759cm">
          <draw:text-box>
            <text:p text:style-name="P7"><text:span text:style-name="T1">T</text:span><text:span text:style-name="T1">i</text:span><text:span text:style-name="T1">t</text:span><text:span text:style-name="T1">a</text:span><text:span text:style-name="T1">n</text:span><text:span text:style-name="T1">V</text:span></text:p>
          </draw:text-box>
        </draw:frame>
        <draw:polygon draw:style-name="gr7" draw:text-style-name="P6" draw:layer="layout" svg:width="6.993cm" svg:height="0.682cm" svg:x="1.735cm" svg:y="0.192cm" svg:viewBox="0 0 6994 683" draw:points="0,683 6994,683 6994,0 0,0">
          <text:p/>
        </draw:polygon>
        <draw:frame draw:style-name="gr8" draw:text-style-name="P8" draw:layer="layout" svg:width="1.06cm" svg:height="0.56cm" svg:x="26.262cm" svg:y="7.759cm">
          <draw:text-box>
            <text:p text:style-name="P7"><text:span text:style-name="T1">FPGA</text:span></text:p>
          </draw:text-box>
        </draw:frame>
        <draw:polygon draw:style-name="gr7" draw:text-style-name="P6" draw:layer="layout" svg:width="6.993cm" svg:height="0.682cm" svg:x="8.921cm" svg:y="0.192cm" svg:viewBox="0 0 6994 683" draw:points="0,683 6994,683 6994,0 0,0">
          <text:p/>
        </draw:polygon>
        <draw:frame draw:style-name="gr8" draw:text-style-name="P8" draw:layer="layout" svg:width="1.746cm" svg:height="0.56cm" svg:x="4.422cm" svg:y="0.228cm">
          <draw:text-box>
            <text:p text:style-name="P7"><text:span text:style-name="T1">APU-CPU</text:span></text:p>
          </draw:text-box>
        </draw:frame>
        <draw:polygon draw:style-name="gr7" draw:text-style-name="P6" draw:layer="layout" svg:width="6.993cm" svg:height="0.682cm" svg:x="16.107cm" svg:y="0.192cm" svg:viewBox="0 0 6994 683" draw:points="0,683 6994,683 6994,0 0,0">
          <text:p/>
        </draw:polygon>
        <draw:frame draw:style-name="gr8" draw:text-style-name="P8" draw:layer="layout" svg:width="1.772cm" svg:height="0.56cm" svg:x="11.581cm" svg:y="0.228cm">
          <draw:text-box>
            <text:p text:style-name="P7"><text:span text:style-name="T1">APU-GPU</text:span></text:p>
          </draw:text-box>
        </draw:frame>
        <draw:polygon draw:style-name="gr7" draw:text-style-name="P6" draw:layer="layout" svg:width="6.993cm" svg:height="0.682cm" svg:x="23.293cm" svg:y="0.192cm" svg:viewBox="0 0 6994 683" draw:points="0,683 6994,683 6994,0 0,0">
          <text:p/>
        </draw:polygon>
        <draw:frame draw:style-name="gr8" draw:text-style-name="P8" draw:layer="layout" svg:width="1.89cm" svg:height="0.56cm" svg:x="18.661cm" svg:y="0.228cm">
          <draw:text-box>
            <text:p text:style-name="P7"><text:span text:style-name="T1">CPU+G</text:span><text:span text:style-name="T1">PU</text:span></text:p>
          </draw:text-box>
        </draw:frame>
        <draw:line draw:style-name="gr9" draw:text-style-name="P3" draw:layer="layout" svg:x1="2.734cm" svg:y1="15.159cm" svg:x2="2.734cm" svg:y2="15.063cm">
          <text:p/>
        </draw:line>
        <draw:line draw:style-name="gr9" draw:text-style-name="P3" draw:layer="layout" svg:x1="4.399cm" svg:y1="15.159cm" svg:x2="4.399cm" svg:y2="15.063cm">
          <text:p/>
        </draw:line>
        <draw:line draw:style-name="gr9" draw:text-style-name="P3" draw:layer="layout" svg:x1="6.064cm" svg:y1="15.159cm" svg:x2="6.064cm" svg:y2="15.063cm">
          <text:p/>
        </draw:line>
        <draw:line draw:style-name="gr9" draw:text-style-name="P3" draw:layer="layout" svg:x1="7.729cm" svg:y1="15.159cm" svg:x2="7.729cm" svg:y2="15.063cm">
          <text:p/>
        </draw:line>
        <draw:frame draw:style-name="gr8" draw:text-style-name="P8" draw:layer="layout" svg:width="1.467cm" svg:height="0.56cm" svg:x="26.057cm" svg:y="0.228cm">
          <draw:text-box>
            <text:p text:style-name="P7"><text:span text:style-name="T1">XeonPhi</text:span></text:p>
          </draw:text-box>
        </draw:frame>
        <draw:frame draw:style-name="gr10" draw:text-style-name="P9" draw:layer="layout" svg:width="2.821cm" svg:height="0.657cm" svg:x="2.085cm" svg:y="15.04cm">
          <draw:text-box>
            <text:p text:style-name="P7"><text:span text:style-name="T2"><text:s/></text:span><text:span text:style-name="T2">SDC <text:s text:c="5"/>DUE</text:span></text:p>
          </draw:text-box>
        </draw:frame>
        <draw:frame draw:style-name="gr10" draw:text-style-name="P9" draw:layer="layout" svg:width="1.094cm" svg:height="0.657cm" svg:x="5.453cm" svg:y="15.04cm">
          <draw:text-box>
            <text:p text:style-name="P7"><text:span text:style-name="T2"><text:s/></text:span><text:span text:style-name="T2">SDC</text:span></text:p>
          </draw:text-box>
        </draw:frame>
        <draw:frame draw:style-name="gr10" draw:text-style-name="P9" draw:layer="layout" svg:width="1.094cm" svg:height="0.657cm" svg:x="7.118cm" svg:y="15.04cm">
          <draw:text-box>
            <text:p text:style-name="P7"><text:span text:style-name="T2"><text:s/></text:span><text:span text:style-name="T2">DUE</text:span></text:p>
          </draw:text-box>
        </draw:frame>
        <draw:frame draw:style-name="gr11" draw:text-style-name="P10" draw:layer="layout" svg:width="0.493cm" svg:height="0.708cm" svg:x="1.287cm" svg:y="6.839cm">
          <draw:text-box>
            <text:p text:style-name="P7"><text:span text:style-name="T3">0</text:span></text:p>
          </draw:text-box>
        </draw:frame>
        <draw:frame draw:style-name="gr11" draw:text-style-name="P10" draw:layer="layout" svg:width="0.552cm" svg:height="0.708cm" svg:x="1.012cm" svg:y="5.326cm">
          <draw:text-box>
            <text:p text:style-name="P7"><text:span text:style-name="T3">25</text:span></text:p>
          </draw:text-box>
        </draw:frame>
        <draw:frame draw:style-name="gr11" draw:text-style-name="P10" draw:layer="layout" svg:width="0.552cm" svg:height="0.708cm" svg:x="1.012cm" svg:y="3.813cm">
          <draw:text-box>
            <text:p text:style-name="P7"><text:span text:style-name="T3">50</text:span></text:p>
          </draw:text-box>
        </draw:frame>
        <draw:frame draw:style-name="gr11" draw:text-style-name="P10" draw:layer="layout" svg:width="0.552cm" svg:height="0.708cm" svg:x="1.012cm" svg:y="2.3cm">
          <draw:text-box>
            <text:p text:style-name="P7"><text:span text:style-name="T3">75</text:span></text:p>
          </draw:text-box>
        </draw:frame>
        <draw:line draw:style-name="gr9" draw:text-style-name="P3" draw:layer="layout" svg:x1="1.638cm" svg:y1="7.229cm" svg:x2="1.735cm" svg:y2="7.229cm">
          <text:p/>
        </draw:line>
        <draw:line draw:style-name="gr9" draw:text-style-name="P3" draw:layer="layout" svg:x1="1.638cm" svg:y1="5.716cm" svg:x2="1.735cm" svg:y2="5.716cm">
          <text:p/>
        </draw:line>
        <draw:line draw:style-name="gr9" draw:text-style-name="P3" draw:layer="layout" svg:x1="1.638cm" svg:y1="4.202cm" svg:x2="1.735cm" svg:y2="4.202cm">
          <text:p/>
        </draw:line>
        <draw:line draw:style-name="gr9" draw:text-style-name="P3" draw:layer="layout" svg:x1="1.638cm" svg:y1="2.689cm" svg:x2="1.735cm" svg:y2="2.689cm">
          <text:p/>
        </draw:line>
        <draw:line draw:style-name="gr9" draw:text-style-name="P3" draw:layer="layout" svg:x1="1.638cm" svg:y1="1.176cm" svg:x2="1.735cm" svg:y2="1.176cm">
          <text:p/>
        </draw:line>
        <draw:frame draw:style-name="gr11" draw:text-style-name="P10" draw:layer="layout" svg:width="0.828cm" svg:height="0.708cm" svg:x="0.738cm" svg:y="0.787cm">
          <draw:text-box>
            <text:p text:style-name="P7"><text:span text:style-name="T3">100</text:span></text:p>
          </draw:text-box>
        </draw:frame>
        <draw:frame draw:style-name="gr11" draw:text-style-name="P10" draw:layer="layout" svg:width="0.493cm" svg:height="0.708cm" svg:x="1.287cm" svg:y="14.371cm">
          <draw:text-box>
            <text:p text:style-name="P7"><text:span text:style-name="T3">0</text:span></text:p>
          </draw:text-box>
        </draw:frame>
        <draw:frame draw:style-name="gr11" draw:text-style-name="P10" draw:layer="layout" svg:width="0.552cm" svg:height="0.708cm" svg:x="1.012cm" svg:y="12.858cm">
          <draw:text-box>
            <text:p text:style-name="P7"><text:span text:style-name="T3">25</text:span></text:p>
          </draw:text-box>
        </draw:frame>
        <draw:frame draw:style-name="gr11" draw:text-style-name="P10" draw:layer="layout" svg:width="0.552cm" svg:height="0.708cm" svg:x="1.012cm" svg:y="11.345cm">
          <draw:text-box>
            <text:p text:style-name="P7"><text:span text:style-name="T3">50</text:span></text:p>
          </draw:text-box>
        </draw:frame>
        <draw:frame draw:style-name="gr11" draw:text-style-name="P10" draw:layer="layout" svg:width="0.552cm" svg:height="0.708cm" svg:x="1.012cm" svg:y="9.832cm">
          <draw:text-box>
            <text:p text:style-name="P7"><text:span text:style-name="T3">75</text:span></text:p>
          </draw:text-box>
        </draw:frame>
        <draw:line draw:style-name="gr9" draw:text-style-name="P3" draw:layer="layout" svg:x1="1.638cm" svg:y1="14.76cm" svg:x2="1.735cm" svg:y2="14.76cm">
          <text:p/>
        </draw:line>
        <draw:line draw:style-name="gr9" draw:text-style-name="P3" draw:layer="layout" svg:x1="1.638cm" svg:y1="13.247cm" svg:x2="1.735cm" svg:y2="13.247cm">
          <text:p/>
        </draw:line>
        <draw:line draw:style-name="gr9" draw:text-style-name="P3" draw:layer="layout" svg:x1="1.638cm" svg:y1="11.734cm" svg:x2="1.735cm" svg:y2="11.734cm">
          <text:p/>
        </draw:line>
        <draw:line draw:style-name="gr9" draw:text-style-name="P3" draw:layer="layout" svg:x1="1.638cm" svg:y1="10.221cm" svg:x2="1.735cm" svg:y2="10.221cm">
          <text:p/>
        </draw:line>
        <draw:line draw:style-name="gr9" draw:text-style-name="P3" draw:layer="layout" svg:x1="1.638cm" svg:y1="8.708cm" svg:x2="1.735cm" svg:y2="8.708cm">
          <text:p/>
        </draw:line>
        <draw:frame draw:style-name="gr11" draw:text-style-name="P10" draw:layer="layout" svg:width="0.828cm" svg:height="0.708cm" svg:x="0.738cm" svg:y="8.319cm">
          <draw:text-box>
            <text:p text:style-name="P7"><text:span text:style-name="T3">100</text:span></text:p>
          </draw:text-box>
        </draw:frame>
        <draw:polygon draw:style-name="gr12" draw:text-style-name="P1" draw:layer="layout" svg:width="5.173cm" svg:height="0.996cm" svg:x="13.424cm" svg:y="16.79cm" svg:viewBox="0 0 5174 997" draw:points="0,997 5174,997 5174,0 0,0">
          <text:p/>
        </draw:polygon>
        <draw:polygon draw:style-name="gr13" draw:text-style-name="P11" draw:layer="layout" svg:width="0.61cm" svg:height="0.61cm" svg:x="13.517cm" svg:y="16.983cm" svg:viewBox="0 0 611 611" draw:points="0,611 611,611 611,0 0,0">
          <text:p/>
        </draw:polygon>
        <draw:polygon draw:style-name="gr6" draw:text-style-name="P5" draw:layer="layout" svg:width="0.56cm" svg:height="0.56cm" svg:x="13.542cm" svg:y="17.008cm" svg:viewBox="0 0 561 561" draw:points="0,561 561,561 561,0 0,0">
          <text:p/>
        </draw:polygon>
        <draw:polygon draw:style-name="gr13" draw:text-style-name="P11" draw:layer="layout" svg:width="0.61cm" svg:height="0.61cm" svg:x="15.759cm" svg:y="16.983cm" svg:viewBox="0 0 611 611" draw:points="0,611 611,611 611,0 0,0">
          <text:p/>
        </draw:polygon>
        <draw:polygon draw:style-name="gr5" draw:text-style-name="P4" draw:layer="layout" svg:width="0.56cm" svg:height="0.56cm" svg:x="15.784cm" svg:y="17.008cm" svg:viewBox="0 0 561 561" draw:points="0,561 561,561 561,0 0,0">
          <text:p/>
        </draw:polygon>
        <draw:frame draw:style-name="gr11" draw:text-style-name="P10" draw:layer="layout" svg:width="7.584cm" svg:height="0.708cm" draw:transform="rotate (1.5707963267949) translate (-0.019cm 11.723cm)">
          <draw:text-box>
            <text:p text:style-name="P7"><text:span text:style-name="T4">Average FIT Rate Contribution [%]</text:span></text:p>
          </draw:text-box>
        </draw:frame>
        <draw:frame draw:style-name="gr8" draw:text-style-name="P8" draw:layer="layout" svg:width="1.429cm" svg:height="0.56cm" svg:x="14.127cm" svg:y="16.982cm">
          <draw:text-box>
            <text:p text:style-name="P7"><text:span text:style-name="T5">Thermal</text:span></text:p>
          </draw:text-box>
        </draw:frame>
        <draw:frame draw:style-name="gr8" draw:text-style-name="P8" draw:layer="layout" svg:width="2.14cm" svg:height="0.56cm" svg:x="16.369cm" svg:y="16.982cm">
          <draw:text-box>
            <text:p text:style-name="P7"><text:span text:style-name="T5">High Energy</text:span></text:p>
          </draw:text-box>
        </draw:frame>
        <draw:line draw:style-name="gr9" draw:text-style-name="P3" draw:layer="layout" svg:x1="9.935cm" svg:y1="15.16cm" svg:x2="9.935cm" svg:y2="15.064cm">
          <text:p/>
        </draw:line>
        <draw:line draw:style-name="gr9" draw:text-style-name="P3" draw:layer="layout" svg:x1="11.6cm" svg:y1="15.16cm" svg:x2="11.6cm" svg:y2="15.064cm">
          <text:p/>
        </draw:line>
        <draw:line draw:style-name="gr9" draw:text-style-name="P3" draw:layer="layout" svg:x1="13.265cm" svg:y1="15.16cm" svg:x2="13.265cm" svg:y2="15.064cm">
          <text:p/>
        </draw:line>
        <draw:line draw:style-name="gr9" draw:text-style-name="P3" draw:layer="layout" svg:x1="14.93cm" svg:y1="15.16cm" svg:x2="14.93cm" svg:y2="15.064cm">
          <text:p/>
        </draw:line>
        <draw:frame draw:style-name="gr10" draw:text-style-name="P9" draw:layer="layout" svg:width="2.821cm" svg:height="0.657cm" svg:x="9.286cm" svg:y="15.041cm">
          <draw:text-box>
            <text:p text:style-name="P7"><text:span text:style-name="T2"><text:s/></text:span><text:span text:style-name="T2">SDC <text:s text:c="5"/>DUE</text:span></text:p>
          </draw:text-box>
        </draw:frame>
        <draw:frame draw:style-name="gr10" draw:text-style-name="P9" draw:layer="layout" svg:width="1.094cm" svg:height="0.657cm" svg:x="12.654cm" svg:y="15.041cm">
          <draw:text-box>
            <text:p text:style-name="P7"><text:span text:style-name="T2"><text:s/></text:span><text:span text:style-name="T2">SDC</text:span></text:p>
          </draw:text-box>
        </draw:frame>
        <draw:frame draw:style-name="gr10" draw:text-style-name="P9" draw:layer="layout" svg:width="1.094cm" svg:height="0.657cm" svg:x="14.319cm" svg:y="15.041cm">
          <draw:text-box>
            <text:p text:style-name="P7"><text:span text:style-name="T2"><text:s/></text:span><text:span text:style-name="T2">DUE</text:span></text:p>
          </draw:text-box>
        </draw:frame>
        <draw:line draw:style-name="gr9" draw:text-style-name="P3" draw:layer="layout" svg:x1="17.11cm" svg:y1="15.161cm" svg:x2="17.11cm" svg:y2="15.065cm">
          <text:p/>
        </draw:line>
        <draw:line draw:style-name="gr9" draw:text-style-name="P3" draw:layer="layout" svg:x1="18.775cm" svg:y1="15.161cm" svg:x2="18.775cm" svg:y2="15.065cm">
          <text:p/>
        </draw:line>
        <draw:line draw:style-name="gr9" draw:text-style-name="P3" draw:layer="layout" svg:x1="20.44cm" svg:y1="15.161cm" svg:x2="20.44cm" svg:y2="15.065cm">
          <text:p/>
        </draw:line>
        <draw:line draw:style-name="gr9" draw:text-style-name="P3" draw:layer="layout" svg:x1="22.105cm" svg:y1="15.161cm" svg:x2="22.105cm" svg:y2="15.065cm">
          <text:p/>
        </draw:line>
        <draw:frame draw:style-name="gr10" draw:text-style-name="P9" draw:layer="layout" svg:width="2.821cm" svg:height="0.657cm" svg:x="16.461cm" svg:y="15.042cm">
          <draw:text-box>
            <text:p text:style-name="P7"><text:span text:style-name="T2"><text:s/></text:span><text:span text:style-name="T2">SDC <text:s text:c="5"/>DUE</text:span></text:p>
          </draw:text-box>
        </draw:frame>
        <draw:frame draw:style-name="gr10" draw:text-style-name="P9" draw:layer="layout" svg:width="1.094cm" svg:height="0.657cm" svg:x="19.829cm" svg:y="15.042cm">
          <draw:text-box>
            <text:p text:style-name="P7"><text:span text:style-name="T2"><text:s/></text:span><text:span text:style-name="T2">SDC</text:span></text:p>
          </draw:text-box>
        </draw:frame>
        <draw:frame draw:style-name="gr10" draw:text-style-name="P9" draw:layer="layout" svg:width="1.094cm" svg:height="0.657cm" svg:x="21.494cm" svg:y="15.042cm">
          <draw:text-box>
            <text:p text:style-name="P7"><text:span text:style-name="T2"><text:s/></text:span><text:span text:style-name="T2">DUE</text:span></text:p>
          </draw:text-box>
        </draw:frame>
        <draw:line draw:style-name="gr9" draw:text-style-name="P3" draw:layer="layout" svg:x1="24.299cm" svg:y1="15.162cm" svg:x2="24.299cm" svg:y2="15.066cm">
          <text:p/>
        </draw:line>
        <draw:line draw:style-name="gr9" draw:text-style-name="P3" draw:layer="layout" svg:x1="25.964cm" svg:y1="15.162cm" svg:x2="25.964cm" svg:y2="15.066cm">
          <text:p/>
        </draw:line>
        <draw:line draw:style-name="gr9" draw:text-style-name="P3" draw:layer="layout" svg:x1="27.629cm" svg:y1="15.162cm" svg:x2="27.629cm" svg:y2="15.066cm">
          <text:p/>
        </draw:line>
        <draw:line draw:style-name="gr9" draw:text-style-name="P3" draw:layer="layout" svg:x1="29.294cm" svg:y1="15.162cm" svg:x2="29.294cm" svg:y2="15.066cm">
          <text:p/>
        </draw:line>
        <draw:frame draw:style-name="gr10" draw:text-style-name="P9" draw:layer="layout" svg:width="2.821cm" svg:height="0.657cm" svg:x="23.65cm" svg:y="15.043cm">
          <draw:text-box>
            <text:p text:style-name="P7"><text:span text:style-name="T2"><text:s/></text:span><text:span text:style-name="T2">SDC <text:s text:c="5"/>DUE</text:span></text:p>
          </draw:text-box>
        </draw:frame>
        <draw:frame draw:style-name="gr10" draw:text-style-name="P9" draw:layer="layout" svg:width="1.094cm" svg:height="0.657cm" svg:x="27.018cm" svg:y="15.043cm">
          <draw:text-box>
            <text:p text:style-name="P7"><text:span text:style-name="T2"><text:s/></text:span><text:span text:style-name="T2">SDC</text:span></text:p>
          </draw:text-box>
        </draw:frame>
        <draw:frame draw:style-name="gr10" draw:text-style-name="P9" draw:layer="layout" svg:width="1.094cm" svg:height="0.657cm" svg:x="28.683cm" svg:y="15.043cm">
          <draw:text-box>
            <text:p text:style-name="P7"><text:span text:style-name="T2"><text:s/></text:span><text:span text:style-name="T2">DUE</text:span></text:p>
          </draw:text-box>
        </draw:frame>
        <draw:frame draw:style-name="gr14" draw:text-style-name="P9" draw:layer="layout" svg:width="0.967cm" svg:height="0.657cm" svg:x="3.134cm" svg:y="15.641cm">
          <draw:text-box>
            <text:p text:style-name="P7"><text:span text:style-name="T2">NYC</text:span></text:p>
          </draw:text-box>
        </draw:frame>
        <draw:frame draw:style-name="gr15" draw:text-style-name="P9" draw:layer="layout" svg:width="1.805cm" svg:height="0.657cm" svg:x="6.035cm" svg:y="15.642cm">
          <draw:text-box>
            <text:p text:style-name="P7"><text:span text:style-name="T2">Leadville</text:span></text:p>
          </draw:text-box>
        </draw:frame>
        <draw:frame draw:style-name="gr14" draw:text-style-name="P9" draw:layer="layout" svg:width="0.967cm" svg:height="0.657cm" svg:x="10.341cm" svg:y="15.641cm">
          <draw:text-box>
            <text:p text:style-name="P7"><text:span text:style-name="T2">NYC</text:span></text:p>
          </draw:text-box>
        </draw:frame>
        <draw:frame draw:style-name="gr15" draw:text-style-name="P9" draw:layer="layout" svg:width="1.805cm" svg:height="0.657cm" svg:x="13.242cm" svg:y="15.642cm">
          <draw:text-box>
            <text:p text:style-name="P7"><text:span text:style-name="T2">L</text:span><text:span text:style-name="T2">e</text:span><text:span text:style-name="T2">a</text:span><text:span text:style-name="T2">d</text:span><text:span text:style-name="T2">v</text:span><text:span text:style-name="T2">i</text:span><text:span text:style-name="T2">l</text:span><text:span text:style-name="T2">l</text:span><text:span text:style-name="T2">e</text:span></text:p>
          </draw:text-box>
        </draw:frame>
        <draw:frame draw:style-name="gr14" draw:text-style-name="P9" draw:layer="layout" svg:width="0.967cm" svg:height="0.657cm" svg:x="17.448cm" svg:y="15.641cm">
          <draw:text-box>
            <text:p text:style-name="P7"><text:span text:style-name="T2">NYC</text:span></text:p>
          </draw:text-box>
        </draw:frame>
        <draw:frame draw:style-name="gr15" draw:text-style-name="P9" draw:layer="layout" svg:width="1.805cm" svg:height="0.657cm" svg:x="20.349cm" svg:y="15.642cm">
          <draw:text-box>
            <text:p text:style-name="P7"><text:span text:style-name="T2">Leadville</text:span></text:p>
          </draw:text-box>
        </draw:frame>
        <draw:frame draw:style-name="gr14" draw:text-style-name="P9" draw:layer="layout" svg:width="0.967cm" svg:height="0.657cm" svg:x="24.655cm" svg:y="15.641cm">
          <draw:text-box>
            <text:p text:style-name="P7"><text:span text:style-name="T2">NYC</text:span></text:p>
          </draw:text-box>
        </draw:frame>
        <draw:frame draw:style-name="gr15" draw:text-style-name="P9" draw:layer="layout" svg:width="1.805cm" svg:height="0.657cm" svg:x="27.556cm" svg:y="15.642cm">
          <draw:text-box>
            <text:p text:style-name="P7"><text:span text:style-name="T2">Leadville</text:span></text:p>
          </draw:text-box>
        </draw:frame>
        <draw:frame draw:style-name="gr16" draw:text-style-name="P10" draw:layer="layout" svg:width="1.877cm" svg:height="0.708cm" svg:x="15.079cm" svg:y="16.244cm">
          <draw:text-box>
            <text:p text:style-name="P7"><text:span text:style-name="T4">Locati</text:span><text:span text:style-name="T4">on</text:span></text:p>
          </draw:text-box>
        </draw:frame>
        <draw:frame draw:style-name="gr17" draw:text-style-name="P9" draw:layer="layout" svg:width="0.637cm" svg:height="0.657cm" svg:x="25.634cm" svg:y="14.21cm">
          <draw:text-box>
            <text:p text:style-name="P7"><text:span text:style-name="T2">NA</text:span></text:p>
          </draw:text-box>
        </draw:frame>
        <draw:frame draw:style-name="gr17" draw:text-style-name="P9" draw:layer="layout" svg:width="0.637cm" svg:height="0.657cm" svg:x="28.962cm" svg:y="14.211cm">
          <draw:text-box>
            <text:p text:style-name="P7"><text:span text:style-name="T2">N</text:span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0.4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0T18:36:40.892273829</dc:date>
    <meta:editing-duration>PT6M5S</meta:editing-duration>
    <meta:editing-cycles>2</meta:editing-cycles>
    <meta:generator>LibreOffice/6.1.5.2$Linux_X86_64 LibreOffice_project/10$Build-2</meta:generator>
    <meta:document-statistic meta:object-count="256"/>
  </office:meta>
</office:document-meta>
</file>